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Noto Sans Symbols" svg:font-family="'Noto Sans Symbols'"/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nux Biolinum O" fo:font-size="32pt" style:text-underline-style="solid" style:text-underline-width="auto" style:text-underline-color="font-color" fo:font-weight="bold" officeooo:rsid="0018c732" officeooo:paragraph-rsid="0018c732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nux Biolinum O" fo:font-size="13pt" style:text-underline-style="none" fo:font-weight="bold" officeooo:rsid="0018c732" officeooo:paragraph-rsid="0018c732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nux Biolinum O" fo:font-size="13pt" style:text-underline-style="none" fo:font-weight="bold" officeooo:rsid="001a5802" officeooo:paragraph-rsid="001a5802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nux Biolinum O" fo:font-size="13pt" style:text-underline-style="none" fo:font-weight="normal" officeooo:rsid="0018c732" officeooo:paragraph-rsid="0018c732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nux Biolinum O" fo:font-size="13pt" fo:font-weight="bold" officeooo:paragraph-rsid="001ad11c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nux Biolinum O" fo:font-size="15pt" style:text-underline-style="none" fo:font-weight="bold" officeooo:rsid="0018c732" officeooo:paragraph-rsid="0018c732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nux Biolinum O" officeooo:paragraph-rsid="001ad11c"/>
    </style:style>
    <style:style style:name="P8" style:family="paragraph" style:parent-style-name="Standard">
      <style:paragraph-properties fo:text-align="start" style:justify-single-word="false"/>
      <style:text-properties fo:color="#ed1c24" style:font-name="Linux Biolinum O" fo:font-size="13pt" style:text-underline-style="none" fo:font-weight="bold" officeooo:rsid="0018c732" officeooo:paragraph-rsid="0018c732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a5802"/>
    </style:style>
    <style:style style:name="P10" style:family="paragraph" style:parent-style-name="Standard">
      <style:paragraph-properties fo:text-align="start" style:justify-single-word="false"/>
      <style:text-properties fo:font-size="13pt" fo:font-weight="bold" officeooo:paragraph-rsid="001ad11c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font-weight="bold" officeooo:paragraph-rsid="001a5802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nux Biolinum O" fo:font-size="13pt" style:text-underline-style="none" fo:font-weight="normal" officeooo:rsid="001a5802" officeooo:paragraph-rsid="0018c732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nux Biolinum O" fo:font-size="13pt" style:text-underline-style="none" fo:font-weight="normal" officeooo:rsid="001a5802" officeooo:paragraph-rsid="001a5802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nux Biolinum O" fo:font-size="13pt" fo:font-weight="normal" officeooo:paragraph-rsid="001ad11c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nux Biolinum O" fo:font-size="13pt" fo:font-weight="bold" officeooo:paragraph-rsid="001ad11c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nux Biolinum O" fo:font-size="13pt" fo:font-weight="bold" officeooo:rsid="001fc0d2" officeooo:paragraph-rsid="001fc0d2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3pt" fo:font-weight="normal" officeooo:rsid="001ad11c" officeooo:paragraph-rsid="001a5802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libri" fo:font-size="13pt" fo:font-style="normal" style:text-underline-style="none" fo:font-weight="normal" officeooo:paragraph-rsid="001ad11c" style:text-blinking="false" fo:background-color="transparent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nux Biolinum O" fo:font-size="13pt" fo:font-weight="normal" officeooo:paragraph-rsid="001ad11c" style:font-size-asian="13pt" style:font-weight-asian="normal" style:font-size-complex="13pt" style:font-weight-complex="normal"/>
    </style:style>
    <style:style style:name="T1" style:family="text">
      <style:text-properties fo:font-size="15pt" style:text-underline-style="none" style:font-size-asian="15pt" style:font-size-complex="15pt"/>
    </style:style>
    <style:style style:name="T2" style:family="text">
      <style:text-properties fo:color="#ce181e"/>
    </style:style>
    <style:style style:name="T3" style:family="text">
      <style:text-properties fo:color="#ce181e" officeooo:rsid="001ad11c"/>
    </style:style>
    <style:style style:name="T4" style:family="text">
      <style:text-properties fo:color="#ce181e" officeooo:rsid="001c626d"/>
    </style:style>
    <style:style style:name="T5" style:family="text">
      <style:text-properties fo:color="#ed1c2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a5802" style:font-weight-asian="normal" style:font-weight-complex="normal"/>
    </style:style>
    <style:style style:name="T8" style:family="text">
      <style:text-properties fo:font-weight="normal" officeooo:rsid="001ad11c" style:font-weight-asian="normal" style:font-weight-complex="normal"/>
    </style:style>
    <style:style style:name="T9" style:family="text">
      <style:text-properties fo:font-weight="normal" officeooo:rsid="001fc0d2" style:font-weight-asian="normal" style:font-weight-complex="normal"/>
    </style:style>
    <style:style style:name="T10" style:family="text">
      <style:text-properties officeooo:rsid="001a580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b2bbc" style:font-weight-asian="bold" style:font-weight-complex="bold"/>
    </style:style>
    <style:style style:name="T13" style:family="text">
      <style:text-properties fo:font-weight="bold" officeooo:rsid="001c626d" style:font-weight-asian="bold" style:font-weight-complex="bold"/>
    </style:style>
    <style:style style:name="T14" style:family="text">
      <style:text-properties officeooo:rsid="001ad11c"/>
    </style:style>
    <style:style style:name="T15" style:family="text">
      <style:text-properties style:font-name="Linux Biolinum O" fo:font-size="13pt" style:text-underline-style="none" fo:font-weight="bold" officeooo:rsid="001a5802" style:font-size-asian="13pt" style:font-weight-asian="bold" style:font-size-complex="13pt" style:font-weight-complex="bold"/>
    </style:style>
    <style:style style:name="T16" style:family="text">
      <style:text-properties style:font-name="Linux Biolinum O" fo:font-size="13pt" style:text-underline-style="none" fo:font-weight="normal" officeooo:rsid="001ad11c" style:font-size-asian="13pt" style:font-weight-asian="normal" style:font-size-complex="13pt" style:font-weight-complex="normal"/>
    </style:style>
    <style:style style:name="T17" style:family="text">
      <style:text-properties fo:font-size="13pt" fo:font-weight="normal" officeooo:rsid="001ad11c" style:font-size-asian="13pt" style:font-weight-asian="normal" style:font-size-complex="13pt" style:font-weight-complex="normal"/>
    </style:style>
    <style:style style:name="T18" style:family="text">
      <style:text-properties fo:font-size="13pt" fo:font-weight="bold" style:font-size-asian="13pt" style:font-weight-asian="bold" style:font-size-complex="13pt" style:font-weight-complex="bold"/>
    </style:style>
    <style:style style:name="T19" style:family="text">
      <style:text-properties fo:font-size="13pt" fo:font-weight="bold" officeooo:rsid="001ad11c" style:font-size-asian="13pt" style:font-weight-asian="bold" style:font-size-complex="13pt" style:font-weight-complex="bold"/>
    </style:style>
    <style:style style:name="T20" style:family="text">
      <style:text-properties officeooo:rsid="001b2bbc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3" style:family="text">
      <style:text-properties fo:font-variant="normal" fo:text-transform="none" fo:color="#ce181e" style:text-line-through-style="none" style:text-line-through-type="none" fo:font-style="normal" style:text-underline-style="none" style:text-blinking="false" fo:background-color="transparent" loext:char-shading-value="0"/>
    </style:style>
    <style:style style:name="T24" style:family="text">
      <style:text-properties officeooo:rsid="001c62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L – ACTIVIDADES TEMA 1 <text:span text:style-name="T1">02/10/2017</text:span></text:p>
      <text:p text:style-name="P6"/>
      <text:p text:style-name="P8"/>
      <text:p text:style-name="P2"><text:span text:style-name="T5">1.</text:span> Mireya es representante de una determinada marca de perfumes, cuyo</text:p>
      <text:p text:style-name="P2">producto vende. Todos los meses, la empresa le envía 20 frascos. Por cada</text:p>
      <text:p text:style-name="P2">perfume vendido, cobra una comisión, pero si no consigue venderlos en el</text:p>
      <text:p text:style-name="P2">periodo de tiempo establecido, los devuelve, sin que suponga una pérdida</text:p>
      <text:p text:style-name="P2">para ella. ¿De qué tipo de relación se trata?</text:p>
      <text:p text:style-name="P2"/>
      <text:p text:style-name="P2">- <text:span text:style-name="T6">Se trata de una relación laboral del tipo </text:span>especial.</text:p>
      <text:p text:style-name="P4"/>
      <text:p text:style-name="P2"><text:span text:style-name="T5">2.</text:span> Alejandra tiene una discapacidad del 40%. Trabaja, como una más, en la</text:p>
      <text:p text:style-name="P2">sección de perfumería de unos grandes almacenes. Pedro tiene una</text:p>
      <text:p text:style-name="P2">discapacidad reconocida del 65% y trabaja en un centro especial de empleo</text:p>
      <text:p text:style-name="P2">¿De qué tipo de relación se trata, en cada caso?</text:p>
      <text:p text:style-name="P2"/>
      <text:p text:style-name="P2">- <text:s/>Alejandra: <text:span text:style-name="T7">tiene una relación laboral del tipo </text:span><text:span text:style-name="T10">ordinaria</text:span><text:span text:style-name="T7">.</text:span></text:p>
      <text:p text:style-name="P2"/>
      <text:p text:style-name="P2">- Pedro: <text:span text:style-name="T7">tiene una relación laboral del tipo </text:span><text:span text:style-name="T10">excluida</text:span><text:span text:style-name="T7">.</text:span></text:p>
      <text:p text:style-name="P12"/>
      <text:p text:style-name="P3"><text:span text:style-name="T2">3. </text:span>El Estatuto De los Trabajadores concede, a todos los trabajadores, dos</text:p>
      <text:p text:style-name="P3">días de permiso retribuido en cada caso de fallecimiento de un familiar</text:p>
      <text:p text:style-name="P3">hasta el segundo grado, por consanguinidad o afinidad. El convenio colectivo</text:p>
      <text:p text:style-name="P3">que se aplica a los establecimientos sanitarios amplía dicho plazo a tres días</text:p>
      <text:p text:style-name="P3">naturales. ¿Cuál de las dos normas debe aplicarse en este caso? ¿Qué principio de</text:p>
      <text:p text:style-name="P3">derecho Laboral debe aplicarse?</text:p>
      <text:p text:style-name="P3"/>
      <text:p text:style-name="P3">- <text:span text:style-name="T6">Se aplicaría el </text:span>estatuto de los trabajadores, <text:span text:style-name="T6">debido a que en la escala laboral <text:s/>el estatuto de los trabajadores se sitúa por encima de el convenio colectivo.</text:span></text:p>
      <text:p text:style-name="P13"/>
      <text:p text:style-name="P3"><text:span text:style-name="T6">- </text:span><text:span text:style-name="T8">El derecho a la </text:span><text:span text:style-name="T14">negociación colectiva.</text:span></text:p>
      <text:p text:style-name="P3"/>
      <text:p text:style-name="P3"><text:span text:style-name="T2">4. </text:span>Una empresa ofrece a un trabajador renunciar a su descanso semanal,</text:p>
      <text:p text:style-name="P3">durante un mes, a cambio de ser el único trabajador de su sección en no ser</text:p>
      <text:p text:style-name="P3">despedido. ¿Es posible?</text:p>
      <text:p text:style-name="P3"/>
      <text:p text:style-name="P9"><text:span text:style-name="T15">- </text:span><text:span text:style-name="T16">No es posible, e</text:span><text:span text:style-name="T17">l artículo 40.2 de la constitución española, así como otras directivas europeas, </text:span><text:span text:style-name="T19">obligan al empresario a </text:span><text:span text:style-name="Strong_20_Emphasis"><text:span text:style-name="T19">conceder vacaciones retribuidas a sus empleados</text:span></text:span><text:span text:style-name="Strong_20_Emphasis"><text:span text:style-name="T17">,</text:span></text:span><text:span text:style-name="T17"> por lo que estamos ante uno de los derechos irrenunciables de los trabajadores.</text:span></text:p>
      <text:p text:style-name="P17"/>
      <text:p text:style-name="P11"/>
      <text:p text:style-name="P10"><text:span text:style-name="T3">5.</text:span><text:span text:style-name="T14"> Luis ha trabajado durante dos años en el sector sanitario; ahora comienza</text:span></text:p>
      <text:p text:style-name="P10">una nueva etapa laboral en un taller de reparación de vehículos. La primera</text:p>
      <text:p text:style-name="P10">semana de trabajo, se ignoran en el taller. Luis sabe que las costumbres son</text:p>
      <text:p text:style-name="P10">una norma más del Derecho Laboral, por lo que se pregunta si están obrando correctamente en el taller. ¿Qué le responderías?</text:p>
      <text:p text:style-name="P14"><text:soft-page-break/>- <text:span text:style-name="T20">No, </text:span><text:span text:style-name="T12">debido a que existe </text:span><text:bookmark text:name="docs-internal-guid-71796258-e152-6e93-9c0c-7b55e9c3da59"/><text:span text:style-name="T12">un </text:span><text:span text:style-name="T22">Derecho a no ser discriminado directa o indirectamente, </text:span><text:span text:style-name="T21">al acceder a un empleo, ni una vez empleado, por razones de sexo, estado civil, edad, raza, condición social, ideas religiosas o políticas, afiliación o no a un sindicato, ni por razón de lengua o por disminuciones físicas, psíquicas o sensoriales.</text:span></text:p>
      <text:p text:style-name="P18"/>
      <text:p text:style-name="P5"><text:span text:style-name="T23">6. </text:span><text:span text:style-name="T21">Durante la negociación del convenio colectivo del sector</text:span></text:p>
      <text:p text:style-name="P7"><text:span text:style-name="T11">siderometalúrgico</text:span><text:span text:style-name="T18">, los representantes de los trabajadores y de los</text:span></text:p>
      <text:p text:style-name="P5">empresarios se plantean la posibilidad de conceder menos tiempo de</text:p>
      <text:p text:style-name="P5">permiso de maternidad que el estatuto de los trabajadores. ¿Es posible?</text:p>
      <text:p text:style-name="P5">¿En qué principio de derecho laboral fundamentas tu respuesta</text:p>
      <text:p text:style-name="P5"/>
      <text:p text:style-name="P14">- <text:span text:style-name="T24">No es posible, debido al </text:span><text:span text:style-name="T13">principio de jerarquía normativa.</text:span></text:p>
      <text:p text:style-name="P14"><text:span text:style-name="T13"/></text:p>
      <text:p text:style-name="P5"><text:span text:style-name="T4">7. </text:span><text:span text:style-name="T24">Emilio director de recursos humanos, anuncia a sus trabajadores que no</text:span></text:p>
      <text:p text:style-name="P5">tiene más remedio que imponerles 40 horas de trabajo a la semana porque así lo dice su convenio colectivo. ¿Es cierto o podría concederles una mejora? ¿cómo?</text:p>
      <text:p text:style-name="P5"/>
      <text:p text:style-name="P5">- <text:s/><text:span text:style-name="T9">Si, se podría conceder una mejora respecto a las horas de trabajo semanales pero con una serie de consecuencias laboral como por ejemplo la reducción de salarios o sueldo.</text:span></text:p>
      <text:p text:style-name="P16"><text:span text:style-name="T6">El proceso se podría realizar <text:s/>a traves de una norma inferior estipulada en el contrato.</text:span></text:p>
      <text:p text:style-name="P16"/>
      <text:p text:style-name="P16"><text:span text:style-name="T2">8. </text:span>Caso práctico: Busca en internet el convenio colectivo aplicable al sector</text:p>
      <text:p text:style-name="P16">relacionado con tu ciclo formativo.</text:p>
      <text:p text:style-name="P16"/>
      <text:p text:style-name="P16">Consérvalo, porque vas a trabajar con este convenio a lo largo de las</text:p>
      <text:p text:style-name="P16">siguientes unidades de trabajo.</text:p>
      <text:p text:style-name="P16">Manuel Torres ha llegado tarde al trabajo todos los días durante las dos</text:p>
      <text:p text:style-name="P16">últimas semanas, sin haber notificado a su superior la causa. Su compañero y</text:p>
      <text:p text:style-name="P16">amigo, Javier Fernández, fichó por él a la hora de entrada, para que Manuel</text:p>
      <text:p text:style-name="P16">no fuera sancionado, pues sabe que el padre de Manuel ha muerto</text:p>
      <text:p text:style-name="P16">recientemente y desde entonces, su amigo se encuentra muy nervioso y</text:p>
      <text:p text:style-name="P16">preocupado.</text:p>
      <text:p text:style-name="P16">Uno de los días que Manuel llegó tarde fue por atender a un cliente</text:p>
      <text:p text:style-name="P16">particular (ajeno a la empresa). Para acudir a esta cita, utilizó el coche que</text:p>
      <text:p text:style-name="P16">el laboratorio pone a su disposición, con tan mala fortuna que tuvo un</text:p>
      <text:p text:style-name="P16">pequeño golpe al doblar una esquina, lo que provocó que el faro izquierdo del</text:p>
      <text:p text:style-name="P16">coche se desprendiera ligeramente. Para evitar tener que dar explicaciones,</text:p>
      <text:p text:style-name="P16">Manuel ha sujetado el faro, con cinta aislante y no ha dado</text:p>
      <text:p text:style-name="P16">parte del incidente, ni a la empresa, ni al seguro.</text:p>
      <text:p text:style-name="P16">Indica las posibles faltas que han podido cometer Javier y Manuel y la</text:p>
      <text:p text:style-name="P16">sanción que debe imponérseles. ¿Cuáles el plazo de prescripción de cada</text:p>
      <text:p text:style-name="P16">falta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Noto Sans Symbols" svg:font-family="'Noto Sans Symbols'"/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09:28:51.211217146</meta:creation-date>
    <dc:date>2017-10-04T12:46:36.171632248</dc:date>
    <meta:editing-duration>PT12M49S</meta:editing-duration>
    <meta:editing-cycles>3</meta:editing-cycles>
    <meta:generator>LibreOffice/5.4.0.3$Linux_X86_64 LibreOffice_project/40m0$Build-3</meta:generator>
    <meta:document-statistic meta:table-count="0" meta:image-count="0" meta:object-count="0" meta:page-count="2" meta:paragraph-count="60" meta:word-count="774" meta:character-count="4580" meta:non-whitespace-character-count="3861"/>
  </office:meta>
</office:document-meta>
</file>